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41ca0" officeooo:paragraph-rsid="00041ca0" style:font-size-asian="14pt" style:font-size-complex="14pt"/>
    </style:style>
    <style:style style:name="T1" style:family="text">
      <style:text-properties officeooo:rsid="00054f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s Projekt wird ausschliesslich mit Spenden finanziert. Vorläufig wird dieses Geld verwendet, damit ich Vollzeit an der Weiterentwicklung von Elyoos arbeiten kann (Etwa 1800 Franken pro Monat<text:span text:style-name="T1"> um meine Fixkosten zu decken</text:span>). Ein weiterer kleiner Teil wird für die Serverinfrastruktur benötigt (etwa 100 Franken pro Monat). </text:p>
      <text:p text:style-name="P1"/>
      <text:p text:style-name="P1">Das Ziel ist es in absehbarer Zeit eine gemeinnützige Stiftung für Elyoos zu gründen. Diesen Schritt habe ich jedoch bis anhin noch nicht in Angriff genommen, da die Gründung einer Stiftung viel Geld benötigt.</text:p>
      <text:p text:style-name="P1"/>
      <text:p text:style-name="P1">Mit deiner Unterstützung ermöglichst du das diese Plattform für den sozialen Wandel entstehen kann und die Welt zum Positiven verändert wird. Ich bedanke mich von ganzem Herzen das du dieses Bestreben mit deine<text:span text:style-name="T1">r</text:span> <text:span text:style-name="T1">Spende</text:span> unterstütz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6:34:36.331000000</meta:creation-date>
    <meta:generator>LibreOffice/5.2.5.1$Windows_x86 LibreOffice_project/0312e1a284a7d50ca85a365c316c7abbf20a4d22</meta:generator>
    <dc:date>2017-04-26T10:49:53.378000000</dc:date>
    <meta:editing-duration>PT8M36S</meta:editing-duration>
    <meta:editing-cycles>3</meta:editing-cycles>
    <meta:document-statistic meta:table-count="0" meta:image-count="0" meta:object-count="0" meta:page-count="1" meta:paragraph-count="3" meta:word-count="115" meta:character-count="765" meta:non-whitespace-character-count="652"/>
  </office:meta>
</office:document-meta>
</file>